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2022-12-0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0368" calcext:value-type="float">
            <text:p>50.9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2021-12-07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2019-12-11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3904" calcext:value-type="float">
            <text:p>49.5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2018-12-1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2017-12-1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1808" calcext:value-type="float">
            <text:p>51.0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201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1688" calcext:value-type="float">
            <text:p>50.0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3464" calcext:value-type="float">
            <text:p>49.8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2192" calcext:value-type="float">
            <text:p>49.5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200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8312" calcext:value-type="float">
            <text:p>48.9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200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5304" calcext:value-type="float">
            <text:p>49.2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200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736" calcext:value-type="float">
            <text:p>48.9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1296" calcext:value-type="float">
            <text:p>49.2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200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200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7392" calcext:value-type="float">
            <text:p>49.2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0792" calcext:value-type="float">
            <text:p>49.7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199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199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199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1904" calcext:value-type="float">
            <text:p>48.7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199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5664" calcext:value-type="float">
            <text:p>48.3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198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198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198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2056" calcext:value-type="float">
            <text:p>47.6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198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198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9152" calcext:value-type="float">
            <text:p>48.0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7376" calcext:value-type="float">
            <text:p>48.3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197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197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197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197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196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196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196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196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196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196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196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195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195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194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7501</text:p>
          </table:table-cell>
          <table:table-cell office:value-type="string" calcext:value-type="string">
            <text:p>Rock Creek Quad</text:p>
          </table:table-cell>
          <table:table-cell office:value-type="string" calcext:value-type="string">
            <text:p>194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